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URURI CHURA, JUAN DE DI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46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URURI CHURA, JUAN DE DI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4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96553635</text:p>
          </table:table-cell>
          <table:table-cell table:style-name="Tabla2.A2" office:value-type="string">
            <text:p text:style-name="P9">60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7416569</text:p>
          </table:table-cell>
          <table:table-cell table:style-name="Tabla2.A2" office:value-type="string">
            <text:p text:style-name="P9">60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UAN CARLOS AST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38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